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74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86.71pt"/>
    </style:style>
    <style:style style:name="co5" style:family="table-column">
      <style:table-column-properties fo:break-before="auto" style:column-width="70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17pt" svg:height="255.23pt" svg:x="362.72pt" svg:y="158.12pt">
            <loext:p draw:notify-on-update-of-ranges="Sheet1.H2:Sheet1.H8 Sheet1.G2:Sheet1.G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Amperios</text:p>
          </table:table-cell>
          <table:table-cell office:value-type="string" calcext:value-type="string">
            <text:p>Tan(theta)</text:p>
          </table:table-cell>
          <table:table-cell office:value-type="string" calcext:value-type="string">
            <text:p>theta en r</text:p>
          </table:table-cell>
          <table:table-cell office:value-type="string" calcext:value-type="string">
            <text:p>theta en d</text:p>
          </table:table-cell>
          <table:table-cell/>
          <table:table-cell office:value-type="string" calcext:value-type="string">
            <text:p>Campo magnético</text:p>
          </table:table-cell>
          <table:table-cell office:value-type="string" calcext:value-type="string">
            <text:p>Tan(theta)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[.A2]/1000" office:value-type="float" office:value="0.00005" calcext:value-type="float">
            <text:p>0.00005</text:p>
          </table:table-cell>
          <table:table-cell table:formula="of:=TAN([.D2])" office:value-type="float" office:value="0.176326980708465" calcext:value-type="float">
            <text:p>0.1763269807</text:p>
          </table:table-cell>
          <table:table-cell table:formula="of:=[.E2]*PI()/180" office:value-type="float" office:value="0.174532925199433" calcext:value-type="float">
            <text:p>0.174532925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*[.$B$12]" office:value-type="float" office:value="0.00000003455" calcext:value-type="float">
            <text:p>3.455E-08</text:p>
          </table:table-cell>
          <table:table-cell table:formula="of:=TAN([.D2])" office:value-type="float" office:value="0.176326980708465" calcext:value-type="float">
            <text:p>0.1763269807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table:formula="of:=[.A3]/1000" office:value-type="float" office:value="0.00009" calcext:value-type="float">
            <text:p>0.00009</text:p>
          </table:table-cell>
          <table:table-cell table:formula="of:=TAN([.D3])" office:value-type="float" office:value="0.363970234266202" calcext:value-type="float">
            <text:p>0.3639702343</text:p>
          </table:table-cell>
          <table:table-cell table:formula="of:=[.E3]*PI()/180" office:value-type="float" office:value="0.349065850398866" calcext:value-type="float">
            <text:p>0.3490658504</text:p>
          </table:table-cell>
          <table:table-cell table:formula="of:=[.E2]+10" office:value-type="float" office:value="20" calcext:value-type="float">
            <text:p>20</text:p>
          </table:table-cell>
          <table:table-cell/>
          <table:table-cell table:formula="of:=[.B3]*[.$B$12]" office:value-type="float" office:value="0.00000006219" calcext:value-type="float">
            <text:p>6.219E-08</text:p>
          </table:table-cell>
          <table:table-cell table:formula="of:=TAN([.D3])" office:value-type="float" office:value="0.363970234266202" calcext:value-type="float">
            <text:p>0.3639702343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table:formula="of:=[.A4]/1000" office:value-type="float" office:value="0.00016" calcext:value-type="float">
            <text:p>0.00016</text:p>
          </table:table-cell>
          <table:table-cell table:formula="of:=TAN([.D4])" office:value-type="float" office:value="0.577350269189626" calcext:value-type="float">
            <text:p>0.5773502692</text:p>
          </table:table-cell>
          <table:table-cell table:formula="of:=[.E4]*PI()/180" office:value-type="float" office:value="0.523598775598299" calcext:value-type="float">
            <text:p>0.5235987756</text:p>
          </table:table-cell>
          <table:table-cell table:formula="of:=[.E3]+10" office:value-type="float" office:value="30" calcext:value-type="float">
            <text:p>30</text:p>
          </table:table-cell>
          <table:table-cell/>
          <table:table-cell table:formula="of:=[.B4]*[.$B$12]" office:value-type="float" office:value="0.00000011056" calcext:value-type="float">
            <text:p>1.1056E-07</text:p>
          </table:table-cell>
          <table:table-cell table:formula="of:=TAN([.D4])" office:value-type="float" office:value="0.577350269189626" calcext:value-type="float">
            <text:p>0.5773502692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formula="of:=[.A5]/1000" office:value-type="float" office:value="0.00027" calcext:value-type="float">
            <text:p>0.00027</text:p>
          </table:table-cell>
          <table:table-cell table:formula="of:=TAN([.D5])" office:value-type="float" office:value="0.83909963117728" calcext:value-type="float">
            <text:p>0.8390996312</text:p>
          </table:table-cell>
          <table:table-cell table:formula="of:=[.E5]*PI()/180" office:value-type="float" office:value="0.698131700797732" calcext:value-type="float">
            <text:p>0.6981317008</text:p>
          </table:table-cell>
          <table:table-cell table:formula="of:=[.E4]+10" office:value-type="float" office:value="40" calcext:value-type="float">
            <text:p>40</text:p>
          </table:table-cell>
          <table:table-cell/>
          <table:table-cell table:formula="of:=[.B5]*[.$B$12]" office:value-type="float" office:value="0.00000018657" calcext:value-type="float">
            <text:p>1.8657E-07</text:p>
          </table:table-cell>
          <table:table-cell table:formula="of:=TAN([.D5])" office:value-type="float" office:value="0.83909963117728" calcext:value-type="float">
            <text:p>0.839099631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formula="of:=[.A6]/1000" office:value-type="float" office:value="0.00032" calcext:value-type="float">
            <text:p>0.00032</text:p>
          </table:table-cell>
          <table:table-cell table:formula="of:=TAN([.D6])" office:value-type="float" office:value="1" calcext:value-type="float">
            <text:p>1</text:p>
          </table:table-cell>
          <table:table-cell table:formula="of:=[.E6]*PI()/180" office:value-type="float" office:value="0.785398163397448" calcext:value-type="float">
            <text:p>0.7853981634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B6]*[.$B$12]" office:value-type="float" office:value="0.00000022112" calcext:value-type="float">
            <text:p>2.2112E-07</text:p>
          </table:table-cell>
          <table:table-cell table:formula="of:=TAN([.D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[.A7]/1000" office:value-type="float" office:value="0.00042" calcext:value-type="float">
            <text:p>0.00042</text:p>
          </table:table-cell>
          <table:table-cell table:formula="of:=TAN([.D7])" office:value-type="float" office:value="1.19175359259421" calcext:value-type="float">
            <text:p>1.1917535926</text:p>
          </table:table-cell>
          <table:table-cell table:formula="of:=[.E7]*PI()/180" office:value-type="float" office:value="0.872664625997165" calcext:value-type="float">
            <text:p>0.87266462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B7]*[.$B$12]" office:value-type="float" office:value="0.00000029022" calcext:value-type="float">
            <text:p>2.9022E-07</text:p>
          </table:table-cell>
          <table:table-cell table:formula="of:=TAN([.D7])" office:value-type="float" office:value="1.19175359259421" calcext:value-type="float">
            <text:p>1.1917535926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table:formula="of:=[.A8]/1000" office:value-type="float" office:value="0.00071" calcext:value-type="float">
            <text:p>0.00071</text:p>
          </table:table-cell>
          <table:table-cell table:formula="of:=TAN([.D8])" office:value-type="float" office:value="1.73205080756888" calcext:value-type="float">
            <text:p>1.7320508076</text:p>
          </table:table-cell>
          <table:table-cell table:formula="of:=[.E8]*PI()/180" office:value-type="float" office:value="1.0471975511966" calcext:value-type="float">
            <text:p>1.0471975512</text:p>
          </table:table-cell>
          <table:table-cell table:formula="of:=[.E7]+10" office:value-type="float" office:value="60" calcext:value-type="float">
            <text:p>60</text:p>
          </table:table-cell>
          <table:table-cell/>
          <table:table-cell table:formula="of:=[.B8]*[.$B$12]" office:value-type="float" office:value="0.00000049061" calcext:value-type="float">
            <text:p>4.9061E-07</text:p>
          </table:table-cell>
          <table:table-cell table:formula="of:=TAN([.D8])" office:value-type="float" office:value="1.73205080756888" calcext:value-type="float">
            <text:p>1.7320508076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nstante:</text:p>
          </table:table-cell>
          <table:table-cell office:value-type="float" office:value="0.000691" calcext:value-type="float">
            <text:p>0.000691</text:p>
          </table:table-cell>
          <table:table-cell table:number-columns-repeated="6"/>
        </table:table-row>
      </table:table>
      <table:table table:name="Sheet2" table:style-name="ta1">
        <table:shapes>
          <draw:frame draw:z-index="0" draw:style-name="gr1" draw:text-style-name="P1" svg:width="399.32pt" svg:height="220.85pt" svg:x="410.29pt" svg:y="363.43pt">
            <loext:p draw:notify-on-update-of-ranges="Sheet2.B7:Sheet2.B15 Sheet2.G6:Sheet2.G6 Sheet2.G7:Sheet2.G15 Sheet2.B7:Sheet2.B15 Sheet2.F6:Sheet2.F6 Sheet2.F7:Sheet2.F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04.82pt" svg:height="214.58pt" svg:x="0pt" svg:y="366.72pt">
            <loext:p draw:notify-on-update-of-ranges="Sheet2.A20:Sheet2.A28 Sheet2.G6:Sheet2.G6 Sheet2.G20:Sheet2.G28 Sheet2.A20:Sheet2.A28 Sheet2.F6:Sheet2.F6 Sheet2.F20:Sheet2.F2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ermino:</text:p>
          </table:table-cell>
          <table:table-cell table:style-name="ce1" office:value-type="float" office:value="0.00114" calcext:value-type="float">
            <text:p>1.14E-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:</text:p>
          </table:table-cell>
          <table:table-cell table:style-name="ce1" office:value-type="float" office:value="0.0552" calcext:value-type="float">
            <text:p>5.52E-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:</text:p>
          </table:table-cell>
          <table:table-cell table:style-name="ce1" office:value-type="float" office:value="0.0205" calcext:value-type="float">
            <text:p>2.05E-02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orriente: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ermino izquierda:</text:p>
          </table:table-cell>
          <table:table-cell office:value-type="string" calcext:value-type="string">
            <text:p>Término derecha:</text:p>
          </table:table-cell>
          <table:table-cell office:value-type="string" calcext:value-type="string">
            <text:p>Bt:</text:p>
          </table:table-cell>
          <table:table-cell office:value-type="string" calcext:value-type="string">
            <text:p>Teórico:</text:p>
          </table:table-cell>
          <table:table-cell office:value-type="string" calcext:value-type="string">
            <text:p>Experimental:</text:p>
          </table:table-cell>
          <table:table-cell office:value-type="string" calcext:value-type="string">
            <text:p>Error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[.B2]/2" office:value-type="float" office:value="-0.0276" calcext:value-type="float">
            <text:p>-0.0276</text:p>
          </table:table-cell>
          <table:table-cell table:style-name="ce2" table:formula="of:=(([.$B$2]/2)-[.B7])/(SQRT(  POWER(([.$B$2]/2) - [.B7];2) + POWER([.$B$3];2)))" office:value-type="float" office:value="0.937441108498716" calcext:value-type="float">
            <text:p>0.9374411085</text:p>
          </table:table-cell>
          <table:table-cell table:formula="of:=(([.$B$2]/2)+[.B7])/(SQRT(  POWER(([.$B$2]/2) + [.B7];2) + POWER([.$B$3];2)))" office:value-type="float" office:value="0" calcext:value-type="float">
            <text:p>0</text:p>
          </table:table-cell>
          <table:table-cell table:formula="of:=[.$B$1]*([.C7]+[.D7])" office:value-type="float" office:value="0.00106868286368854" calcext:value-type="float">
            <text:p>0.0010686829</text:p>
          </table:table-cell>
          <table:table-cell table:formula="of:=[.E7]*1000" office:value-type="float" office:value="1.06868286368854" calcext:value-type="float">
            <text:p>1.0686828637</text:p>
          </table:table-cell>
          <table:table-cell office:value-type="float" office:value="0.95" calcext:value-type="float">
            <text:p>0.95</text:p>
          </table:table-cell>
          <table:table-cell table:formula="of:=ABS([.F7]-[.G7])/[.F7] *100" office:value-type="float" office:value="11.1055269735406" calcext:value-type="float">
            <text:p>11.10552697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]+([.$B$2]/8)" office:value-type="float" office:value="-0.0207" calcext:value-type="float">
            <text:p>-0.0207</text:p>
          </table:table-cell>
          <table:table-cell table:formula="of:=(([.$B$2]/2)-[.B8])/(SQRT(  POWER(([.$B$2]/2) - [.B8];2) + POWER([.$B$3];2)))" office:value-type="float" office:value="0.920519478202959" calcext:value-type="float">
            <text:p>0.9205194782</text:p>
          </table:table-cell>
          <table:table-cell table:formula="of:=(([.$B$2]/2)+[.B8])/(SQRT(  POWER(([.$B$2]/2) + [.B8];2) + POWER([.$B$3];2)))" office:value-type="float" office:value="0.319000330122966" calcext:value-type="float">
            <text:p>0.3190003301</text:p>
          </table:table-cell>
          <table:table-cell table:formula="of:=[.$B$1]*([.C8]+[.D8])" office:value-type="float" office:value="0.00141305258149155" calcext:value-type="float">
            <text:p>0.0014130526</text:p>
          </table:table-cell>
          <table:table-cell table:formula="of:=[.E8]*1000" office:value-type="float" office:value="1.41305258149155" calcext:value-type="float">
            <text:p>1.4130525815</text:p>
          </table:table-cell>
          <table:table-cell office:value-type="float" office:value="1.3" calcext:value-type="float">
            <text:p>1.3</text:p>
          </table:table-cell>
          <table:table-cell table:formula="of:=ABS([.F8]-[.G8])/[.F8] *100" office:value-type="float" office:value="8.00059268652416" calcext:value-type="float">
            <text:p>8.00059268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]+([.$B$2]/8)" office:value-type="float" office:value="-0.0138" calcext:value-type="float">
            <text:p>-0.0138</text:p>
          </table:table-cell>
          <table:table-cell table:formula="of:=(([.$B$2]/2)-[.B9])/(SQRT(  POWER(([.$B$2]/2) - [.B9];2) + POWER([.$B$3];2)))" office:value-type="float" office:value="0.896152180561269" calcext:value-type="float">
            <text:p>0.8961521806</text:p>
          </table:table-cell>
          <table:table-cell table:formula="of:=(([.$B$2]/2)+[.B9])/(SQRT(  POWER(([.$B$2]/2) + [.B9];2) + POWER([.$B$3];2)))" office:value-type="float" office:value="0.558429923768953" calcext:value-type="float">
            <text:p>0.5584299238</text:p>
          </table:table-cell>
          <table:table-cell table:formula="of:=[.$B$1]*([.C9]+[.D9])" office:value-type="float" office:value="0.00165822359893645" calcext:value-type="float">
            <text:p>0.0016582236</text:p>
          </table:table-cell>
          <table:table-cell table:formula="of:=[.E9]*1000" office:value-type="float" office:value="1.65822359893645" calcext:value-type="float">
            <text:p>1.6582235989</text:p>
          </table:table-cell>
          <table:table-cell office:value-type="float" office:value="1.58" calcext:value-type="float">
            <text:p>1.58</text:p>
          </table:table-cell>
          <table:table-cell table:formula="of:=ABS([.F9]-[.G9])/[.F9] *100" office:value-type="float" office:value="4.71731309255426" calcext:value-type="float">
            <text:p>4.71731309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]+([.$B$2]/8)" office:value-type="float" office:value="-0.0069" calcext:value-type="float">
            <text:p>-0.0069</text:p>
          </table:table-cell>
          <table:table-cell table:formula="of:=(([.$B$2]/2)-[.B10])/(SQRT(  POWER(([.$B$2]/2) - [.B10];2) + POWER([.$B$3];2)))" office:value-type="float" office:value="0.85968377542481" calcext:value-type="float">
            <text:p>0.8596837754</text:p>
          </table:table-cell>
          <table:table-cell table:formula="of:=(([.$B$2]/2)+[.B10])/(SQRT(  POWER(([.$B$2]/2) + [.B10];2) + POWER([.$B$3];2)))" office:value-type="float" office:value="0.710530966631312" calcext:value-type="float">
            <text:p>0.7105309666</text:p>
          </table:table-cell>
          <table:table-cell table:formula="of:=[.$B$1]*([.C10]+[.D10])" office:value-type="float" office:value="0.00179004480594398" calcext:value-type="float">
            <text:p>0.0017900448</text:p>
          </table:table-cell>
          <table:table-cell table:formula="of:=[.E10]*1000" office:value-type="float" office:value="1.79004480594398" calcext:value-type="float">
            <text:p>1.7900448059</text:p>
          </table:table-cell>
          <table:table-cell office:value-type="float" office:value="1.72" calcext:value-type="float">
            <text:p>1.72</text:p>
          </table:table-cell>
          <table:table-cell table:formula="of:=ABS([.F10]-[.G10])/[.F10] *100" office:value-type="float" office:value="3.91301970271309" calcext:value-type="float">
            <text:p>3.91301970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]+([.$B$2]/8)" office:value-type="float" office:value="0" calcext:value-type="float">
            <text:p>0</text:p>
          </table:table-cell>
          <table:table-cell table:formula="of:=(([.$B$2]/2)-[.B11])/(SQRT(  POWER(([.$B$2]/2) - [.B11];2) + POWER([.$B$3];2)))" office:value-type="float" office:value="0.8027836276225" calcext:value-type="float">
            <text:p>0.8027836276</text:p>
          </table:table-cell>
          <table:table-cell table:formula="of:=(([.$B$2]/2)+[.B11])/(SQRT(  POWER(([.$B$2]/2) + [.B11];2) + POWER([.$B$3];2)))" office:value-type="float" office:value="0.8027836276225" calcext:value-type="float">
            <text:p>0.8027836276</text:p>
          </table:table-cell>
          <table:table-cell table:formula="of:=[.$B$1]*([.C11]+[.D11])" office:value-type="float" office:value="0.0018303466709793" calcext:value-type="float">
            <text:p>0.0018303467</text:p>
          </table:table-cell>
          <table:table-cell table:formula="of:=[.E11]*1000" office:value-type="float" office:value="1.8303466709793" calcext:value-type="float">
            <text:p>1.830346671</text:p>
          </table:table-cell>
          <table:table-cell office:value-type="float" office:value="1.77" calcext:value-type="float">
            <text:p>1.77</text:p>
          </table:table-cell>
          <table:table-cell table:formula="of:=ABS([.F11]-[.G11])/[.F11] *100" office:value-type="float" office:value="3.29700771641328" calcext:value-type="float">
            <text:p>3.29700771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]+([.$B$2]/8)" office:value-type="float" office:value="0.0069" calcext:value-type="float">
            <text:p>0.0069</text:p>
          </table:table-cell>
          <table:table-cell table:formula="of:=(([.$B$2]/2)-[.B12])/(SQRT(  POWER(([.$B$2]/2) - [.B12];2) + POWER([.$B$3];2)))" office:value-type="float" office:value="0.710530966631312" calcext:value-type="float">
            <text:p>0.7105309666</text:p>
          </table:table-cell>
          <table:table-cell table:formula="of:=(([.$B$2]/2)+[.B12])/(SQRT(  POWER(([.$B$2]/2) + [.B12];2) + POWER([.$B$3];2)))" office:value-type="float" office:value="0.85968377542481" calcext:value-type="float">
            <text:p>0.8596837754</text:p>
          </table:table-cell>
          <table:table-cell table:formula="of:=[.$B$1]*([.C12]+[.D12])" office:value-type="float" office:value="0.00179004480594398" calcext:value-type="float">
            <text:p>0.0017900448</text:p>
          </table:table-cell>
          <table:table-cell table:formula="of:=[.E12]*1000" office:value-type="float" office:value="1.79004480594398" calcext:value-type="float">
            <text:p>1.7900448059</text:p>
          </table:table-cell>
          <table:table-cell office:value-type="float" office:value="1.73" calcext:value-type="float">
            <text:p>1.73</text:p>
          </table:table-cell>
          <table:table-cell table:formula="of:=ABS([.F12]-[.G12])/[.F12] *100" office:value-type="float" office:value="3.35437446842654" calcext:value-type="float">
            <text:p>3.3543744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]+([.$B$2]/8)" office:value-type="float" office:value="0.0138" calcext:value-type="float">
            <text:p>0.0138</text:p>
          </table:table-cell>
          <table:table-cell table:formula="of:=(([.$B$2]/2)-[.B13])/(SQRT(  POWER(([.$B$2]/2) - [.B13];2) + POWER([.$B$3];2)))" office:value-type="float" office:value="0.558429923768953" calcext:value-type="float">
            <text:p>0.5584299238</text:p>
          </table:table-cell>
          <table:table-cell table:formula="of:=(([.$B$2]/2)+[.B13])/(SQRT(  POWER(([.$B$2]/2) + [.B13];2) + POWER([.$B$3];2)))" office:value-type="float" office:value="0.896152180561269" calcext:value-type="float">
            <text:p>0.8961521806</text:p>
          </table:table-cell>
          <table:table-cell table:formula="of:=[.$B$1]*([.C13]+[.D13])" office:value-type="float" office:value="0.00165822359893645" calcext:value-type="float">
            <text:p>0.0016582236</text:p>
          </table:table-cell>
          <table:table-cell table:formula="of:=[.E13]*1000" office:value-type="float" office:value="1.65822359893645" calcext:value-type="float">
            <text:p>1.6582235989</text:p>
          </table:table-cell>
          <table:table-cell office:value-type="float" office:value="1.61" calcext:value-type="float">
            <text:p>1.61</text:p>
          </table:table-cell>
          <table:table-cell table:formula="of:=ABS([.F13]-[.G13])/[.F13] *100" office:value-type="float" office:value="2.90814815127366" calcext:value-type="float">
            <text:p>2.90814815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]+([.$B$2]/8)" office:value-type="float" office:value="0.0207" calcext:value-type="float">
            <text:p>0.0207</text:p>
          </table:table-cell>
          <table:table-cell table:formula="of:=(([.$B$2]/2)-[.B14])/(SQRT(  POWER(([.$B$2]/2) - [.B14];2) + POWER([.$B$3];2)))" office:value-type="float" office:value="0.319000330122966" calcext:value-type="float">
            <text:p>0.3190003301</text:p>
          </table:table-cell>
          <table:table-cell table:formula="of:=(([.$B$2]/2)+[.B14])/(SQRT(  POWER(([.$B$2]/2) + [.B14];2) + POWER([.$B$3];2)))" office:value-type="float" office:value="0.920519478202959" calcext:value-type="float">
            <text:p>0.9205194782</text:p>
          </table:table-cell>
          <table:table-cell table:formula="of:=[.$B$1]*([.C14]+[.D14])" office:value-type="float" office:value="0.00141305258149155" calcext:value-type="float">
            <text:p>0.0014130526</text:p>
          </table:table-cell>
          <table:table-cell table:formula="of:=[.E14]*1000" office:value-type="float" office:value="1.41305258149155" calcext:value-type="float">
            <text:p>1.4130525815</text:p>
          </table:table-cell>
          <table:table-cell office:value-type="float" office:value="1.34" calcext:value-type="float">
            <text:p>1.34</text:p>
          </table:table-cell>
          <table:table-cell table:formula="of:=ABS([.F14]-[.G14])/[.F14] *100" office:value-type="float" office:value="5.16984169226337" calcext:value-type="float">
            <text:p>5.1698416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]+([.$B$2]/8)" office:value-type="float" office:value="0.0276" calcext:value-type="float">
            <text:p>0.0276</text:p>
          </table:table-cell>
          <table:table-cell table:formula="of:=(([.$B$2]/2)-[.B15])/(SQRT(  POWER(([.$B$2]/2) - [.B15];2) + POWER([.$B$3];2)))" office:value-type="float" office:value="0" calcext:value-type="float">
            <text:p>0</text:p>
          </table:table-cell>
          <table:table-cell table:formula="of:=(([.$B$2]/2)+[.B15])/(SQRT(  POWER(([.$B$2]/2) + [.B15];2) + POWER([.$B$3];2)))" office:value-type="float" office:value="0.937441108498716" calcext:value-type="float">
            <text:p>0.9374411085</text:p>
          </table:table-cell>
          <table:table-cell table:formula="of:=[.$B$1]*([.C15]+[.D15])" office:value-type="float" office:value="0.00106868286368854" calcext:value-type="float">
            <text:p>0.0010686829</text:p>
          </table:table-cell>
          <table:table-cell table:formula="of:=[.E15]*1000" office:value-type="float" office:value="1.06868286368854" calcext:value-type="float">
            <text:p>1.0686828637</text:p>
          </table:table-cell>
          <table:table-cell office:value-type="float" office:value="1.01" calcext:value-type="float">
            <text:p>1.01</text:p>
          </table:table-cell>
          <table:table-cell table:formula="of:=ABS([.F15]-[.G15])/[.F15] *100" office:value-type="float" office:value="5.49113920344845" calcext:value-type="float">
            <text:p>5.4911392034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rriente: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ermino izquierda:</text:p>
          </table:table-cell>
          <table:table-cell office:value-type="string" calcext:value-type="string">
            <text:p>Termino derecha:</text:p>
          </table:table-cell>
          <table:table-cell office:value-type="string" calcext:value-type="string">
            <text:p>Bt:</text:p>
          </table:table-cell>
          <table:table-cell office:value-type="string" calcext:value-type="string">
            <text:p>Bt (mt):</text:p>
          </table:table-cell>
          <table:table-cell office:value-type="string" calcext:value-type="string">
            <text:p>B(exp):</text:p>
          </table:table-cell>
          <table:table-cell office:value-type="string" calcext:value-type="string">
            <text:p>Error: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(([.$B$2]/2)-[.B20])/(SQRT(  POWER(([.$B$2]/2) - [.B20];2) + POWER([.$B$3];2)))" office:value-type="float" office:value="0.8027836276225" calcext:value-type="float">
            <text:p>0.8027836276</text:p>
          </table:table-cell>
          <table:table-cell table:formula="of:=(([.$B$2]/2)+[.B20])/(SQRT(  POWER(([.$B$2]/2) + [.B20];2) + POWER([.$B$3];2)))" office:value-type="float" office:value="0.8027836276225" calcext:value-type="float">
            <text:p>0.8027836276</text:p>
          </table:table-cell>
          <table:table-cell table:formula="of:=[.$B$1]*[.A20]*([.C20]+[.D20])" office:value-type="float" office:value="0.00036606933419586" calcext:value-type="float">
            <text:p>0.0003660693</text:p>
          </table:table-cell>
          <table:table-cell table:formula="of:=[.E20]*1000" office:value-type="float" office:value="0.36606933419586" calcext:value-type="float">
            <text:p>0.3660693342</text:p>
          </table:table-cell>
          <table:table-cell office:value-type="float" office:value="0.33" calcext:value-type="float">
            <text:p>0.33</text:p>
          </table:table-cell>
          <table:table-cell table:formula="of:=ABS([.G20]-[.F20])/[.F20] * 100" office:value-type="float" office:value="9.85314278648697" calcext:value-type="float">
            <text:p>9.8531427865</text:p>
          </table:table-cell>
        </table:table-row>
        <table:table-row table:style-name="ro1">
          <table:table-cell table:formula="of:=[.A20]+0.1" office:value-type="float" office:value="0.3" calcext:value-type="float">
            <text:p>0.3</text:p>
          </table:table-cell>
          <table:table-cell table:formula="of:=[.B20]" office:value-type="float" office:value="0" calcext:value-type="float">
            <text:p>0</text:p>
          </table:table-cell>
          <table:table-cell table:formula="of:=(([.$B$2]/2)-[.B21])/(SQRT(  POWER(([.$B$2]/2) - [.B21];2) + POWER([.$B$3];2)))" office:value-type="float" office:value="0.8027836276225" calcext:value-type="float">
            <text:p>0.8027836276</text:p>
          </table:table-cell>
          <table:table-cell table:formula="of:=(([.$B$2]/2)+[.B21])/(SQRT(  POWER(([.$B$2]/2) + [.B21];2) + POWER([.$B$3];2)))" office:value-type="float" office:value="0.8027836276225" calcext:value-type="float">
            <text:p>0.8027836276</text:p>
          </table:table-cell>
          <table:table-cell table:formula="of:=[.$B$1]*[.A21]*([.C21]+[.D21])" office:value-type="float" office:value="0.000549104001293791" calcext:value-type="float">
            <text:p>0.000549104</text:p>
          </table:table-cell>
          <table:table-cell table:formula="of:=[.E21]*1000" office:value-type="float" office:value="0.549104001293791" calcext:value-type="float">
            <text:p>0.5491040013</text:p>
          </table:table-cell>
          <table:table-cell office:value-type="float" office:value="0.5" calcext:value-type="float">
            <text:p>0.5</text:p>
          </table:table-cell>
          <table:table-cell table:formula="of:=ABS([.G21]-[.F21])/[.F21] * 100" office:value-type="float" office:value="8.94256847119898" calcext:value-type="float">
            <text:p>8.9425684712</text:p>
          </table:table-cell>
        </table:table-row>
        <table:table-row table:style-name="ro1">
          <table:table-cell table:formula="of:=[.A21]+0.1" office:value-type="float" office:value="0.4" calcext:value-type="float">
            <text:p>0.4</text:p>
          </table:table-cell>
          <table:table-cell table:formula="of:=[.B21]" office:value-type="float" office:value="0" calcext:value-type="float">
            <text:p>0</text:p>
          </table:table-cell>
          <table:table-cell table:formula="of:=(([.$B$2]/2)-[.B22])/(SQRT(  POWER(([.$B$2]/2) - [.B22];2) + POWER([.$B$3];2)))" office:value-type="float" office:value="0.8027836276225" calcext:value-type="float">
            <text:p>0.8027836276</text:p>
          </table:table-cell>
          <table:table-cell table:formula="of:=(([.$B$2]/2)+[.B22])/(SQRT(  POWER(([.$B$2]/2) + [.B22];2) + POWER([.$B$3];2)))" office:value-type="float" office:value="0.8027836276225" calcext:value-type="float">
            <text:p>0.8027836276</text:p>
          </table:table-cell>
          <table:table-cell table:formula="of:=[.$B$1]*[.A22]*([.C22]+[.D22])" office:value-type="float" office:value="0.000732138668391721" calcext:value-type="float">
            <text:p>0.0007321387</text:p>
          </table:table-cell>
          <table:table-cell table:formula="of:=[.E22]*1000" office:value-type="float" office:value="0.732138668391721" calcext:value-type="float">
            <text:p>0.7321386684</text:p>
          </table:table-cell>
          <table:table-cell office:value-type="float" office:value="0.69" calcext:value-type="float">
            <text:p>0.69</text:p>
          </table:table-cell>
          <table:table-cell table:formula="of:=ABS([.G22]-[.F22])/[.F22] * 100" office:value-type="float" office:value="5.75555836769092" calcext:value-type="float">
            <text:p>5.7555583677</text:p>
          </table:table-cell>
        </table:table-row>
        <table:table-row table:style-name="ro1">
          <table:table-cell table:formula="of:=[.A22]+0.1" office:value-type="float" office:value="0.5" calcext:value-type="float">
            <text:p>0.5</text:p>
          </table:table-cell>
          <table:table-cell table:formula="of:=[.B22]" office:value-type="float" office:value="0" calcext:value-type="float">
            <text:p>0</text:p>
          </table:table-cell>
          <table:table-cell table:formula="of:=(([.$B$2]/2)-[.B23])/(SQRT(  POWER(([.$B$2]/2) - [.B23];2) + POWER([.$B$3];2)))" office:value-type="float" office:value="0.8027836276225" calcext:value-type="float">
            <text:p>0.8027836276</text:p>
          </table:table-cell>
          <table:table-cell table:formula="of:=(([.$B$2]/2)+[.B23])/(SQRT(  POWER(([.$B$2]/2) + [.B23];2) + POWER([.$B$3];2)))" office:value-type="float" office:value="0.8027836276225" calcext:value-type="float">
            <text:p>0.8027836276</text:p>
          </table:table-cell>
          <table:table-cell table:formula="of:=[.$B$1]*[.A23]*([.C23]+[.D23])" office:value-type="float" office:value="0.000915173335489651" calcext:value-type="float">
            <text:p>0.0009151733</text:p>
          </table:table-cell>
          <table:table-cell table:formula="of:=[.E23]*1000" office:value-type="float" office:value="0.915173335489651" calcext:value-type="float">
            <text:p>0.9151733355</text:p>
          </table:table-cell>
          <table:table-cell office:value-type="float" office:value="0.87" calcext:value-type="float">
            <text:p>0.87</text:p>
          </table:table-cell>
          <table:table-cell table:formula="of:=ABS([.G23]-[.F23])/[.F23] * 100" office:value-type="float" office:value="4.93604148393171" calcext:value-type="float">
            <text:p>4.9360414839</text:p>
          </table:table-cell>
        </table:table-row>
        <table:table-row table:style-name="ro1">
          <table:table-cell table:formula="of:=[.A23]+0.1" office:value-type="float" office:value="0.6" calcext:value-type="float">
            <text:p>0.6</text:p>
          </table:table-cell>
          <table:table-cell table:formula="of:=[.B23]" office:value-type="float" office:value="0" calcext:value-type="float">
            <text:p>0</text:p>
          </table:table-cell>
          <table:table-cell table:formula="of:=(([.$B$2]/2)-[.B24])/(SQRT(  POWER(([.$B$2]/2) - [.B24];2) + POWER([.$B$3];2)))" office:value-type="float" office:value="0.8027836276225" calcext:value-type="float">
            <text:p>0.8027836276</text:p>
          </table:table-cell>
          <table:table-cell table:formula="of:=(([.$B$2]/2)+[.B24])/(SQRT(  POWER(([.$B$2]/2) + [.B24];2) + POWER([.$B$3];2)))" office:value-type="float" office:value="0.8027836276225" calcext:value-type="float">
            <text:p>0.8027836276</text:p>
          </table:table-cell>
          <table:table-cell table:formula="of:=[.$B$1]*[.A24]*([.C24]+[.D24])" office:value-type="float" office:value="0.00109820800258758" calcext:value-type="float">
            <text:p>0.001098208</text:p>
          </table:table-cell>
          <table:table-cell table:formula="of:=[.E24]*1000" office:value-type="float" office:value="1.09820800258758" calcext:value-type="float">
            <text:p>1.0982080026</text:p>
          </table:table-cell>
          <table:table-cell office:value-type="float" office:value="1.05" calcext:value-type="float">
            <text:p>1.05</text:p>
          </table:table-cell>
          <table:table-cell table:formula="of:=ABS([.G24]-[.F24])/[.F24] * 100" office:value-type="float" office:value="4.38969689475889" calcext:value-type="float">
            <text:p>4.3896968948</text:p>
          </table:table-cell>
        </table:table-row>
        <table:table-row table:style-name="ro1">
          <table:table-cell table:formula="of:=[.A24]+0.1" office:value-type="float" office:value="0.7" calcext:value-type="float">
            <text:p>0.7</text:p>
          </table:table-cell>
          <table:table-cell table:formula="of:=[.B24]" office:value-type="float" office:value="0" calcext:value-type="float">
            <text:p>0</text:p>
          </table:table-cell>
          <table:table-cell table:formula="of:=(([.$B$2]/2)-[.B25])/(SQRT(  POWER(([.$B$2]/2) - [.B25];2) + POWER([.$B$3];2)))" office:value-type="float" office:value="0.8027836276225" calcext:value-type="float">
            <text:p>0.8027836276</text:p>
          </table:table-cell>
          <table:table-cell table:formula="of:=(([.$B$2]/2)+[.B25])/(SQRT(  POWER(([.$B$2]/2) + [.B25];2) + POWER([.$B$3];2)))" office:value-type="float" office:value="0.8027836276225" calcext:value-type="float">
            <text:p>0.8027836276</text:p>
          </table:table-cell>
          <table:table-cell table:formula="of:=[.$B$1]*[.A25]*([.C25]+[.D25])" office:value-type="float" office:value="0.00128124266968551" calcext:value-type="float">
            <text:p>0.0012812427</text:p>
          </table:table-cell>
          <table:table-cell table:formula="of:=[.E25]*1000" office:value-type="float" office:value="1.28124266968551" calcext:value-type="float">
            <text:p>1.2812426697</text:p>
          </table:table-cell>
          <table:table-cell office:value-type="float" office:value="1.22" calcext:value-type="float">
            <text:p>1.22</text:p>
          </table:table-cell>
          <table:table-cell table:formula="of:=ABS([.G25]-[.F25])/[.F25] * 100" office:value-type="float" office:value="4.77994302988235" calcext:value-type="float">
            <text:p>4.7799430299</text:p>
          </table:table-cell>
        </table:table-row>
        <table:table-row table:style-name="ro1">
          <table:table-cell table:formula="of:=[.A25]+0.1" office:value-type="float" office:value="0.8" calcext:value-type="float">
            <text:p>0.8</text:p>
          </table:table-cell>
          <table:table-cell table:formula="of:=[.B25]" office:value-type="float" office:value="0" calcext:value-type="float">
            <text:p>0</text:p>
          </table:table-cell>
          <table:table-cell table:formula="of:=(([.$B$2]/2)-[.B26])/(SQRT(  POWER(([.$B$2]/2) - [.B26];2) + POWER([.$B$3];2)))" office:value-type="float" office:value="0.8027836276225" calcext:value-type="float">
            <text:p>0.8027836276</text:p>
          </table:table-cell>
          <table:table-cell table:formula="of:=(([.$B$2]/2)+[.B26])/(SQRT(  POWER(([.$B$2]/2) + [.B26];2) + POWER([.$B$3];2)))" office:value-type="float" office:value="0.8027836276225" calcext:value-type="float">
            <text:p>0.8027836276</text:p>
          </table:table-cell>
          <table:table-cell table:formula="of:=[.$B$1]*[.A26]*([.C26]+[.D26])" office:value-type="float" office:value="0.00146427733678344" calcext:value-type="float">
            <text:p>0.0014642773</text:p>
          </table:table-cell>
          <table:table-cell table:formula="of:=[.E26]*1000" office:value-type="float" office:value="1.46427733678344" calcext:value-type="float">
            <text:p>1.4642773368</text:p>
          </table:table-cell>
          <table:table-cell office:value-type="float" office:value="1.42" calcext:value-type="float">
            <text:p>1.42</text:p>
          </table:table-cell>
          <table:table-cell table:formula="of:=ABS([.G26]-[.F26])/[.F26] * 100" office:value-type="float" office:value="3.02383542182688" calcext:value-type="float">
            <text:p>3.0238354218</text:p>
          </table:table-cell>
        </table:table-row>
        <table:table-row table:style-name="ro1">
          <table:table-cell table:formula="of:=[.A26]+0.1" office:value-type="float" office:value="0.9" calcext:value-type="float">
            <text:p>0.9</text:p>
          </table:table-cell>
          <table:table-cell table:formula="of:=[.B26]" office:value-type="float" office:value="0" calcext:value-type="float">
            <text:p>0</text:p>
          </table:table-cell>
          <table:table-cell table:formula="of:=(([.$B$2]/2)-[.B27])/(SQRT(  POWER(([.$B$2]/2) - [.B27];2) + POWER([.$B$3];2)))" office:value-type="float" office:value="0.8027836276225" calcext:value-type="float">
            <text:p>0.8027836276</text:p>
          </table:table-cell>
          <table:table-cell table:formula="of:=(([.$B$2]/2)+[.B27])/(SQRT(  POWER(([.$B$2]/2) + [.B27];2) + POWER([.$B$3];2)))" office:value-type="float" office:value="0.8027836276225" calcext:value-type="float">
            <text:p>0.8027836276</text:p>
          </table:table-cell>
          <table:table-cell table:formula="of:=[.$B$1]*[.A27]*([.C27]+[.D27])" office:value-type="float" office:value="0.00164731200388137" calcext:value-type="float">
            <text:p>0.001647312</text:p>
          </table:table-cell>
          <table:table-cell table:formula="of:=[.E27]*1000" office:value-type="float" office:value="1.64731200388137" calcext:value-type="float">
            <text:p>1.6473120039</text:p>
          </table:table-cell>
          <table:table-cell office:value-type="float" office:value="1.6" calcext:value-type="float">
            <text:p>1.6</text:p>
          </table:table-cell>
          <table:table-cell table:formula="of:=ABS([.G27]-[.F27])/[.F27] * 100" office:value-type="float" office:value="2.87207303594553" calcext:value-type="float">
            <text:p>2.8720730359</text:p>
          </table:table-cell>
        </table:table-row>
        <table:table-row table:style-name="ro1">
          <table:table-cell table:formula="of:=[.A27]+0.1" office:value-type="float" office:value="1" calcext:value-type="float">
            <text:p>1</text:p>
          </table:table-cell>
          <table:table-cell table:formula="of:=[.B27]" office:value-type="float" office:value="0" calcext:value-type="float">
            <text:p>0</text:p>
          </table:table-cell>
          <table:table-cell table:formula="of:=(([.$B$2]/2)-[.B28])/(SQRT(  POWER(([.$B$2]/2) - [.B28];2) + POWER([.$B$3];2)))" office:value-type="float" office:value="0.8027836276225" calcext:value-type="float">
            <text:p>0.8027836276</text:p>
          </table:table-cell>
          <table:table-cell table:formula="of:=(([.$B$2]/2)+[.B28])/(SQRT(  POWER(([.$B$2]/2) + [.B28];2) + POWER([.$B$3];2)))" office:value-type="float" office:value="0.8027836276225" calcext:value-type="float">
            <text:p>0.8027836276</text:p>
          </table:table-cell>
          <table:table-cell table:formula="of:=[.$B$1]*[.A28]*([.C28]+[.D28])" office:value-type="float" office:value="0.0018303466709793" calcext:value-type="float">
            <text:p>0.0018303467</text:p>
          </table:table-cell>
          <table:table-cell table:formula="of:=[.E28]*1000" office:value-type="float" office:value="1.8303466709793" calcext:value-type="float">
            <text:p>1.830346671</text:p>
          </table:table-cell>
          <table:table-cell office:value-type="float" office:value="1.77" calcext:value-type="float">
            <text:p>1.77</text:p>
          </table:table-cell>
          <table:table-cell table:formula="of:=ABS([.G28]-[.F28])/[.F28] * 100" office:value-type="float" office:value="3.29700771641326" calcext:value-type="float">
            <text:p>3.29700771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14:38:19.513897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4:38:22.228911949</meta:creation-date>
    <meta:editing-duration>PT30M1S</meta:editing-duration>
    <meta:editing-cycles>5</meta:editing-cycles>
    <meta:generator>LibreOffice/5.1.6.2$Linux_X86_64 LibreOffice_project/10m0$Build-2</meta:generator>
    <dc:date>2018-04-11T15:18:53.548607605</dc:date>
    <meta:document-statistic meta:table-count="2" meta:cell-count="2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scatter" chart:column-mapping="1 0" chart:style-name="ch1">
        <chart:legend chart:legend-position="end" svg:x="11.866cm" svg:y="3.954cm" style:legend-expansion="high" chart:style-name="ch2"/>
        <chart:plot-area chart:style-name="ch3" table:cell-range-address="Sheet1.G2:Sheet1.H8" svg:x="-0.877cm" svg:y="0.18cm" svg:width="13.496cm" svg:height="8.644cm">
          <chartooo:coordinate-region svg:x="0.962cm" svg:y="0.379cm" svg:width="11.56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8" chart:class="chart:scatter">
            <chart:domain table:cell-range-address="Sheet1.H2:Sheet1.H8"/>
            <chart:regression-curve chart:style-name="ch7">
              <chart:equation chart:display-equation="true" chart:display-r-square="true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76326980708465">
                <text:p>0.176326980708465</text:p>
                <draw:g>
                  <svg:desc>Sheet1.H2:Sheet1.H8</svg:desc>
                </draw:g>
              </table:table-cell>
              <table:table-cell office:value-type="float" office:value="0.00000003455">
                <text:p>0.00000003455</text:p>
                <draw:g>
                  <svg:desc>Sheet1.G2:Sheet1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3970234266202">
                <text:p>0.363970234266202</text:p>
              </table:table-cell>
              <table:table-cell office:value-type="float" office:value="0.00000006219">
                <text:p>0.000000062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77350269189626">
                <text:p>0.577350269189626</text:p>
              </table:table-cell>
              <table:table-cell office:value-type="float" office:value="0.00000011056">
                <text:p>0.00000011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909963117728">
                <text:p>0.83909963117728</text:p>
              </table:table-cell>
              <table:table-cell office:value-type="float" office:value="0.00000018657">
                <text:p>0.000000186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0000022112">
                <text:p>0.00000022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9175359259421">
                <text:p>1.19175359259421</text:p>
              </table:table-cell>
              <table:table-cell office:value-type="float" office:value="0.00000029022">
                <text:p>0.000000290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3205080756888">
                <text:p>1.73205080756888</text:p>
              </table:table-cell>
              <table:table-cell office:value-type="float" office:value="0.00000049061">
                <text:p>0.000000490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088cm" svg:height="7.792cm" xlink:href=".." xlink:type="simple" chart:class="chart:scatter" chart:column-mapping="0 2 1" chart:style-name="ch1">
        <chart:legend chart:legend-position="end" svg:x="11.216cm" svg:y="3.348cm" style:legend-expansion="high" chart:style-name="ch2"/>
        <chart:plot-area chart:style-name="ch3" table:cell-range-address="Sheet2.B7:Sheet2.B15 Sheet2.F6:Sheet2.G15" chart:data-source-has-labels="row" svg:x="0.281cm" svg:y="0.155cm" svg:width="10.654cm" svg:height="7.482cm">
          <chartooo:coordinate-region svg:x="0.665cm" svg:y="0.355cm" svg:width="9.938cm" svg:height="6.6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G7:Sheet2.G15" chart:label-cell-address="Sheet2.G6:Sheet2.G6" chart:class="chart:scatter">
            <chart:domain table:cell-range-address="Sheet2.B7:Sheet2.B15"/>
            <chart:data-point chart:repeated="9"/>
          </chart:series>
          <chart:series chart:style-name="ch7" chart:values-cell-range-address="Sheet2.F7:Sheet2.F15" chart:label-cell-address="Sheet2.F6:Sheet2.F6" chart:class="chart:scatte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xperimental:</text:p>
                <draw:g>
                  <svg:desc>Sheet2.G6:Sheet2.G6</svg:desc>
                </draw:g>
              </table:table-cell>
              <table:table-cell office:value-type="string">
                <text:p>Teórico:</text:p>
                <draw:g>
                  <svg:desc>Sheet2.F6:Sheet2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76">
                <text:p>-0.0276</text:p>
                <draw:g>
                  <svg:desc>Sheet2.B7:Sheet2.B15</svg:desc>
                </draw:g>
              </table:table-cell>
              <table:table-cell office:value-type="float" office:value="0.95">
                <text:p>0.95</text:p>
                <draw:g>
                  <svg:desc>Sheet2.G7:Sheet2.G15</svg:desc>
                </draw:g>
              </table:table-cell>
              <table:table-cell office:value-type="float" office:value="1.06868286368854">
                <text:p>1.06868286368854</text:p>
                <draw:g>
                  <svg:desc>Sheet2.F7:Sheet2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207">
                <text:p>-0.0207</text:p>
              </table:table-cell>
              <table:table-cell office:value-type="float" office:value="1.3">
                <text:p>1.3</text:p>
              </table:table-cell>
              <table:table-cell office:value-type="float" office:value="1.41305258149155">
                <text:p>1.41305258149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38">
                <text:p>-0.0138</text:p>
              </table:table-cell>
              <table:table-cell office:value-type="float" office:value="1.58">
                <text:p>1.58</text:p>
              </table:table-cell>
              <table:table-cell office:value-type="float" office:value="1.65822359893645">
                <text:p>1.65822359893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69">
                <text:p>-0.0069</text:p>
              </table:table-cell>
              <table:table-cell office:value-type="float" office:value="1.72">
                <text:p>1.72</text:p>
              </table:table-cell>
              <table:table-cell office:value-type="float" office:value="1.79004480594398">
                <text:p>1.790044805943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.77">
                <text:p>1.77</text:p>
              </table:table-cell>
              <table:table-cell office:value-type="float" office:value="1.8303466709793">
                <text:p>1.8303466709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9">
                <text:p>0.0069</text:p>
              </table:table-cell>
              <table:table-cell office:value-type="float" office:value="1.73">
                <text:p>1.73</text:p>
              </table:table-cell>
              <table:table-cell office:value-type="float" office:value="1.79004480594398">
                <text:p>1.790044805943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8">
                <text:p>0.0138</text:p>
              </table:table-cell>
              <table:table-cell office:value-type="float" office:value="1.61">
                <text:p>1.61</text:p>
              </table:table-cell>
              <table:table-cell office:value-type="float" office:value="1.65822359893645">
                <text:p>1.658223598936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07">
                <text:p>0.0207</text:p>
              </table:table-cell>
              <table:table-cell office:value-type="float" office:value="1.34">
                <text:p>1.34</text:p>
              </table:table-cell>
              <table:table-cell office:value-type="float" office:value="1.41305258149155">
                <text:p>1.41305258149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76">
                <text:p>0.0276</text:p>
              </table:table-cell>
              <table:table-cell office:value-type="float" office:value="1.01">
                <text:p>1.01</text:p>
              </table:table-cell>
              <table:table-cell office:value-type="float" office:value="1.06868286368854">
                <text:p>1.068682863688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Loma" style:font-style-name="Regular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282cm" svg:height="7.571cm" xlink:href=".." xlink:type="simple" chart:class="chart:scatter" chart:column-mapping="0 2 1" chart:style-name="ch1">
        <chart:legend chart:legend-position="end" svg:x="9.525cm" svg:y="2.421cm" style:legend-expansion="high" chart:style-name="ch2"/>
        <chart:plot-area chart:style-name="ch3" table:cell-range-address="Sheet2.A20:Sheet2.A28 Sheet2.F6:Sheet2.G6 Sheet2.F20:Sheet2.G28" chart:data-source-has-labels="row" svg:x="0.285cm" svg:y="0.151cm" svg:width="8.955cm" svg:height="7.269cm">
          <chartooo:coordinate-region svg:x="1.012cm" svg:y="0.35cm" svg:width="7.988cm" svg:height="6.4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G20:Sheet2.G28" chart:label-cell-address="Sheet2.G6:Sheet2.G6" chart:class="chart:scatter">
            <chart:domain table:cell-range-address="Sheet2.A20:Sheet2.A28"/>
            <chart:regression-curve chart:style-name="ch7">
              <chart:equation chart:display-equation="true" chart:display-r-square="true" svg:x="4.362cm" svg:y="4.991cm"/>
            </chart:regression-curve>
            <chart:data-point/>
            <chart:data-point chart:style-name="ch8" chart:repeated="2"/>
            <chart:data-point chart:repeated="6"/>
          </chart:series>
          <chart:series chart:style-name="ch9" chart:values-cell-range-address="Sheet2.F20:Sheet2.F28" chart:label-cell-address="Sheet2.F6:Sheet2.F6" chart:class="chart:scatter">
            <chart:regression-curve chart:style-name="ch10">
              <chart:equation chart:display-equation="true" chart:display-r-square="true" svg:x="1.544cm" svg:y="0.602cm"/>
            </chart:regression-curve>
            <chart:data-point/>
            <chart:data-point chart:style-name="ch11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xperimental:</text:p>
                <draw:g>
                  <svg:desc>Sheet2.G6:Sheet2.G6</svg:desc>
                </draw:g>
              </table:table-cell>
              <table:table-cell office:value-type="string">
                <text:p>Teórico:</text:p>
                <draw:g>
                  <svg:desc>Sheet2.F6:Sheet2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2.A20:Sheet2.A28</svg:desc>
                </draw:g>
              </table:table-cell>
              <table:table-cell office:value-type="float" office:value="0.33">
                <text:p>0.33</text:p>
                <draw:g>
                  <svg:desc>Sheet2.G20:Sheet2.G28</svg:desc>
                </draw:g>
              </table:table-cell>
              <table:table-cell office:value-type="float" office:value="0.36606933419586">
                <text:p>0.36606933419586</text:p>
                <draw:g>
                  <svg:desc>Sheet2.F20:Sheet2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  <table:table-cell office:value-type="float" office:value="0.549104001293791">
                <text:p>0.5491040012937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69">
                <text:p>0.69</text:p>
              </table:table-cell>
              <table:table-cell office:value-type="float" office:value="0.732138668391721">
                <text:p>0.7321386683917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87">
                <text:p>0.87</text:p>
              </table:table-cell>
              <table:table-cell office:value-type="float" office:value="0.915173335489651">
                <text:p>0.915173335489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1.05">
                <text:p>1.05</text:p>
              </table:table-cell>
              <table:table-cell office:value-type="float" office:value="1.09820800258758">
                <text:p>1.09820800258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">
                <text:p>0.7</text:p>
              </table:table-cell>
              <table:table-cell office:value-type="float" office:value="1.22">
                <text:p>1.22</text:p>
              </table:table-cell>
              <table:table-cell office:value-type="float" office:value="1.28124266968551">
                <text:p>1.281242669685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1.42">
                <text:p>1.42</text:p>
              </table:table-cell>
              <table:table-cell office:value-type="float" office:value="1.46427733678344">
                <text:p>1.46427733678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">
                <text:p>0.9</text:p>
              </table:table-cell>
              <table:table-cell office:value-type="float" office:value="1.6">
                <text:p>1.6</text:p>
              </table:table-cell>
              <table:table-cell office:value-type="float" office:value="1.64731200388137">
                <text:p>1.647312003881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.77">
                <text:p>1.77</text:p>
              </table:table-cell>
              <table:table-cell office:value-type="float" office:value="1.8303466709793">
                <text:p>1.83034667097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